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op Level Design</text:p>
      <text:p text:style-name="P1"/>
      <text:p text:style-name="P2"><text:tab/>The original top level design of circuit for this project was significantly altered to reduce power consumption. <text:s/>These improvements come from several properties of the specific PRSG given for the assignment.</text:p>
      <text:p text:style-name="Standard"><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2"><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ll times, and each of the other 3 are holding data. <text:s/>So, 6 latches in a register based design perform the same functionality as 4 latches in a purely latch based design.</text:p>
      <text:p text:style-name="P2"><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however, an extra half clock cycle is still available.</text:p>
      <text:p text:style-name="P2"/>
      <table:table table:name="Table1" table:style-name="Table1">
        <table:table-column table:style-name="Table1.A" table:number-columns-repeated="3"/>
        <table:table-row>
          <table:table-cell table:style-name="Table1.A1" office:value-type="string">
            <text:p text:style-name="P3">Clock Phase/Global Clock State</text:p>
          </table:table-cell>
          <table:table-cell table:style-name="Table1.A1" office:value-type="string">
            <text:p text:style-name="P3">Output</text:p>
          </table:table-cell>
          <table:table-cell table:style-name="Table1.C1" office:value-type="string">
            <text:p text:style-name="P3">Latches being written</text:p>
          </table:table-cell>
        </table:table-row>
        <table:table-row>
          <table:table-cell table:style-name="Table1.A2" office:value-type="string">
            <text:p text:style-name="P3">1/High</text:p>
          </table:table-cell>
          <table:table-cell table:style-name="Table1.A2" office:value-type="string">
            <text:p text:style-name="P3">Q1 XOR Q3</text:p>
          </table:table-cell>
          <table:table-cell table:style-name="Table1.C2" office:value-type="string">
            <text:p text:style-name="P3">2, 5</text:p>
          </table:table-cell>
        </table:table-row>
        <table:table-row>
          <table:table-cell table:style-name="Table1.A2" office:value-type="string">
            <text:p text:style-name="P3">2/Low</text:p>
          </table:table-cell>
          <table:table-cell table:style-name="Table1.A2" office:value-type="string">
            <text:p text:style-name="P3">Q1 XOR Q3</text:p>
          </table:table-cell>
          <table:table-cell table:style-name="Table1.C2" office:value-type="string">
            <text:p text:style-name="P3">4, 7</text:p>
          </table:table-cell>
        </table:table-row>
        <table:table-row>
          <table:table-cell table:style-name="Table1.A2" office:value-type="string">
            <text:p text:style-name="P3">3/High</text:p>
          </table:table-cell>
          <table:table-cell table:style-name="Table1.A2" office:value-type="string">
            <text:p text:style-name="P3">Q2 XOR Q4</text:p>
          </table:table-cell>
          <table:table-cell table:style-name="Table1.C2" office:value-type="string">
            <text:p text:style-name="P3">6, 1</text:p>
          </table:table-cell>
        </table:table-row>
        <table:table-row>
          <table:table-cell table:style-name="Table1.A2" office:value-type="string">
            <text:p text:style-name="P3">4/Low</text:p>
          </table:table-cell>
          <table:table-cell table:style-name="Table1.A2" office:value-type="string">
            <text:p text:style-name="P3">Q2 XOR Q4</text:p>
          </table:table-cell>
          <table:table-cell table:style-name="Table1.C2" office:value-type="string">
            <text:p text:style-name="P3">7, 3</text:p>
          </table:table-cell>
        </table:table-row>
      </table:table>
      <text:p text:style-name="P2">Table 1: <text:s/>Sequence of Events</text:p>
      <text:p text:style-name="P2"/>
      <text:p text:style-name="P2"><text:tab/>The latches selected for this design were dynamic not-D latches. <text:s/>By making the latches inverting, a static inverter is saved between each stage. <text:s/>Dynamic latches were chosen because they <text:soft-page-break/>require much less power to switch and the data needs to be stored only briefly. <text:s/>The schematic can be seen in ####. <text:s/>The inversion between Q1-Q3 and Q2-Q4 requires a slight modification of the output circuitry.</text:p>
      <text:p text:style-name="P2"/>
      <text:p text:style-name="P1">Output Circuitry</text:p>
      <text:p text:style-name="P2"/>
      <text:p text:style-name="P2"><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text:p>
      <text:p text:style-name="P2"><text:tab/>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2"><text:tab/></text:p>
      <text:p text:style-name="P1">Sequencer Circuit</text:p>
      <text:p text:style-name="P1"><text:line-break/>Reset Circuit</text:p>
      <text:p text:style-name="P1"/>
      <text:p text:style-name="P1">Layout</text:p>
      <text:p text:style-name="P1"/>
      <text:p text:style-name="P1">Power Consumption</text:p>
      <text:p text:style-name="P2"/>
      <text:p text:style-name="P2"><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1"/>
      <text:p text:style-name="P1">Simulation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6T11:29:27</dc:date>
    <dc:creator>Robert Mertens</dc:creator>
    <meta:editing-duration>PT01H36M19S</meta:editing-duration>
    <meta:editing-cycles>32</meta:editing-cycles>
    <meta:generator>OpenOffice.org/3.2$Unix OpenOffice.org_project/320m18$Build-9502</meta:generator>
    <meta:document-statistic meta:table-count="1" meta:image-count="0" meta:object-count="0" meta:page-count="2" meta:paragraph-count="33" meta:word-count="909" meta:character-count="5169"/>
  </office:meta>
</office:document-meta>
</file>